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Heading_20_2">
      <style:paragraph-properties fo:text-align="start" style:justify-single-word="false"/>
      <style:text-properties fo:font-size="18pt" style:font-size-asian="18pt" style:font-size-complex="18pt"/>
    </style:style>
    <style:style style:name="P3" style:family="paragraph" style:parent-style-name="Heading_20_3">
      <style:paragraph-properties fo:text-align="start" style:justify-single-word="false"/>
      <style:text-properties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T1" style:family="text">
      <style:text-properties officeooo:rsid="0014d78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Описание на проект</text:p>
      <text:p text:style-name="P4"/>
      <text:h text:style-name="P1" text:outline-level="1"><text:bookmark text:name="yui_3_18_1_1_1767449913680_299"/>Практическо въведение в машинното самообучение с Python</text:h>
      <text:p text:style-name="P4"/>
      <text:h text:style-name="P3" text:outline-level="3">Зимен семестър 2025/2026</text:h>
      <text:p text:style-name="Horizontal_20_Line"/>
      <text:h text:style-name="Heading_20_2" text:outline-level="2">1. Участници</text:h>
      <text:p text:style-name="Text_20_body"><text:span text:style-name="Strong_20_Emphasis">Име и фамилия:</text:span> ………Галя Додова…………<text:line-break/><text:span text:style-name="Strong_20_Emphasis">Факултетен номер:</text:span> ………<text:span text:style-name="T1">45616</text:span>…………<text:line-break/><text:span text:style-name="Strong_20_Emphasis">Програма:</text:span> Бакалавър </text:p>
      <text:h text:style-name="P2" text:outline-level="2">2. Тип на проекта</text:h>
      <text:p text:style-name="Text_20_body"><text:span text:style-name="Strong_20_Emphasis">Тип B – Състезание по регресия</text:span></text:p>
      <text:p text:style-name="Text_20_body">Проектът е базиран на участие в състезание за машинно самообучение с регресионна задача.</text:p>
      <text:p text:style-name="Horizontal_20_Line"/>
      <text:h text:style-name="Heading_20_2" text:outline-level="2">3. Название на проекта (предметна област)</text:h>
      <text:p text:style-name="Text_20_body"><text:span text:style-name="Strong_20_Emphasis">Predicting Wild Blueberry Yield Using Regression Models</text:span><text:line-break/>(Прогнозиране на добива от диви боровинки чрез регресионни модели)</text:p>
      <text:p text:style-name="Horizontal_20_Line"/>
      <text:h text:style-name="Heading_20_2" text:outline-level="2">4. Кратко описание на задачата</text:h>
      <text:p text:style-name="Text_20_body">Целта на проекта е да се изгради модел за <text:span text:style-name="Strong_20_Emphasis">регресия</text:span>, който предсказва <text:span text:style-name="Strong_20_Emphasis">добива (yield) на диви боровинки</text:span>, използвайки различни <text:span text:style-name="Strong_20_Emphasis">екологични, климатични и биологични характеристики</text:span>.</text:p>
      <text:p text:style-name="Text_20_body">Задачата е част от състезание от серията <text:span text:style-name="Emphasis">Your Goal</text:span>, в което участниците разработват и сравняват регресионни модели върху реални данни.</text:p>
      <text:p text:style-name="Horizontal_20_Line"/>
      <text:h text:style-name="Heading_20_2" text:outline-level="2">5. Описание на данните</text:h>
      <text:p text:style-name="Text_20_body">Данните представляват табличен набор от наблюдения, като всяко наблюдение описва условията за растеж на диви боровинки и съответния получен добив.</text:p>
      <text:h text:style-name="Heading_20_3" text:outline-level="3"><text:soft-page-break/>Характеристики на данните:</text:h>
      <text:list text:style-name="L1">
        <text:list-item>
          <text:p text:style-name="P6">климатични показатели (напр. температури, валежи);</text:p>
        </text:list-item>
        <text:list-item>
          <text:p text:style-name="P6">показатели, свързани с опрашването;</text:p>
        </text:list-item>
        <text:list-item>
          <text:p text:style-name="P6">характеристики на почвата и околната среда;</text:p>
        </text:list-item>
        <text:list-item>
          <text:p text:style-name="P6">целева променлива: <text:span text:style-name="Strong_20_Emphasis">yield (добив)</text:span> – непрекъсната числова стойност.</text:p>
        </text:list-item>
      </text:list>
      <text:h text:style-name="Heading_20_3" text:outline-level="3">Първоначален анализ на данните (EDA):</text:h>
      <text:p text:style-name="Text_20_body">В рамките на проекта ще бъде извършен:</text:p>
      <text:list text:style-name="L2">
        <text:list-item>
          <text:p text:style-name="P7">анализ на липсващи стойности;</text:p>
        </text:list-item>
        <text:list-item>
          <text:p text:style-name="P7">статистическо описание на променливите;</text:p>
        </text:list-item>
        <text:list-item>
          <text:p text:style-name="P7">визуализации:</text:p>
          <text:list>
            <text:list-item>
              <text:p text:style-name="P7">хистограми и boxplot-и на основните променливи;</text:p>
            </text:list-item>
            <text:list-item>
              <text:p text:style-name="P7">корелационна матрица;</text:p>
            </text:list-item>
            <text:list-item>
              <text:p text:style-name="P7">scatter plot-и между ключови признаци и целевата променлива.</text:p>
            </text:list-item>
          </text:list>
        </text:list-item>
      </text:list>
      <text:p text:style-name="Text_20_body">EDA ще помогне за:</text:p>
      <text:list text:style-name="L3">
        <text:list-item>
          <text:p text:style-name="P8">разбиране на разпределенията;</text:p>
        </text:list-item>
        <text:list-item>
          <text:p text:style-name="P8">откриване на аномалии;</text:p>
        </text:list-item>
        <text:list-item>
          <text:p text:style-name="P8">избор на подходящи модели.</text:p>
        </text:list-item>
      </text:list>
      <text:p text:style-name="Horizontal_20_Line"/>
      <text:h text:style-name="Heading_20_2" text:outline-level="2">6. Алгоритми и модели</text:h>
      <text:p text:style-name="Text_20_body">В проекта ще бъдат използвани и сравнени няколко регресионни подхода, включително:</text:p>
      <text:h text:style-name="Heading_20_3" text:outline-level="3">Базови модели:</text:h>
      <text:list text:style-name="L4">
        <text:list-item>
          <text:p text:style-name="P9">Linear Regression</text:p>
        </text:list-item>
        <text:list-item>
          <text:p text:style-name="P9">Ridge и Lasso Regression</text:p>
        </text:list-item>
      </text:list>
      <text:h text:style-name="Heading_20_3" text:outline-level="3">По-сложни модели:</text:h>
      <text:list text:style-name="L5">
        <text:list-item>
          <text:p text:style-name="P10">Random Forest Regressor</text:p>
        </text:list-item>
        <text:list-item>
          <text:p text:style-name="P10">Gradient Boosting (XGBoost / LightGBM)</text:p>
        </text:list-item>
        <text:list-item>
          <text:p text:style-name="P10">Neural Networks (MLP)</text:p>
        </text:list-item>
      </text:list>
      <text:h text:style-name="Heading_20_3" text:outline-level="3">Оценка на моделите:</text:h>
      <text:list text:style-name="L6">
        <text:list-item>
          <text:p text:style-name="P11">RMSE (Root Mean Squared Error)</text:p>
        </text:list-item>
        <text:list-item>
          <text:p text:style-name="P11">MAE (Mean Absolute Error)</text:p>
        </text:list-item>
        <text:list-item>
          <text:p text:style-name="P11"><text:soft-page-break/>Cross-validation</text:p>
        </text:list-item>
      </text:list>
      <text:p text:style-name="Text_20_body">Целта е да се анализира влиянието на различните характеристики и да се постигне възможно най-добра точност при предсказване на добива.</text:p>
      <text:p text:style-name="Horizontal_20_Line"/>
      <text:h text:style-name="Heading_20_2" text:outline-level="2">7. Библиотеки и технологии</text:h>
      <text:p text:style-name="Text_20_body">Проектът ще бъде реализиран изцяло на <text:span text:style-name="Strong_20_Emphasis">Python</text:span>, като ще се използват следните библиотеки и инструменти:</text:p>
      <text:list text:style-name="L7">
        <text:list-item>
          <text:p text:style-name="P12"><text:span text:style-name="Strong_20_Emphasis">NumPy</text:span> – числени изчисления</text:p>
        </text:list-item>
        <text:list-item>
          <text:p text:style-name="P12"><text:span text:style-name="Strong_20_Emphasis">Pandas</text:span> – обработка на таблични данни</text:p>
        </text:list-item>
        <text:list-item>
          <text:p text:style-name="P12"><text:span text:style-name="Strong_20_Emphasis">Matplotlib / Seaborn</text:span> – визуализация на данни</text:p>
        </text:list-item>
        <text:list-item>
          <text:p text:style-name="P12"><text:span text:style-name="Strong_20_Emphasis">Scikit-learn</text:span> – регресионни модели и оценка</text:p>
        </text:list-item>
        <text:list-item>
          <text:p text:style-name="P12"><text:span text:style-name="Strong_20_Emphasis">XGBoost / LightGBM</text:span> – градиентно буустинг модели</text:p>
        </text:list-item>
        <text:list-item>
          <text:p text:style-name="P12"><text:span text:style-name="Strong_20_Emphasis">PyTorch / TensorFlow</text:span> (по избор) – невронни мрежи</text:p>
        </text:list-item>
        <text:list-item>
          <text:p text:style-name="P12"><text:span text:style-name="Strong_20_Emphasis">Jupyter Notebook</text:span> – разработка и документация</text:p>
        </text:list-item>
      </text:list>
      <text:p text:style-name="Horizontal_20_Line"/>
      <text:h text:style-name="Heading_20_2" text:outline-level="2">8. Очаквани резултати</text:h>
      <text:p text:style-name="Text_20_body">Очаква се проектът да:</text:p>
      <text:list text:style-name="L8">
        <text:list-item>
          <text:p text:style-name="P13">демонстрира пълен процес по машинно самообучение;</text:p>
        </text:list-item>
        <text:list-item>
          <text:p text:style-name="P13">сравни различни регресионни модели;</text:p>
        </text:list-item>
        <text:list-item>
          <text:p text:style-name="P13">постигне конкурентен резултат в рамките на състезанието;</text:p>
        </text:list-item>
        <text:list-item>
          <text:p text:style-name="P13">даде интерпретация на факторите, влияещи върху добива на диви боровинки.</text:p>
        </text:list-item>
      </text:list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3T16:18:38.051356659</meta:creation-date>
    <dc:date>2026-01-03T16:21:55.195457656</dc:date>
    <meta:editing-duration>PT3M18S</meta:editing-duration>
    <meta:editing-cycles>1</meta:editing-cycles>
    <meta:document-statistic meta:table-count="0" meta:image-count="0" meta:object-count="0" meta:page-count="3" meta:paragraph-count="61" meta:word-count="409" meta:character-count="2779" meta:non-whitespace-character-count="2453"/>
    <meta:generator>LibreOffice/24.2.7.2$Linux_X86_64 LibreOffice_project/420$Build-2</meta:generator>
  </office:meta>
</office:document-meta>
</file>